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b663" officeooo:paragraph-rsid="0018b663" style:font-weight-asian="bold" style:font-weight-complex="bold"/>
    </style:style>
    <style:style style:name="P2" style:family="paragraph" style:parent-style-name="Standard" style:list-style-name="L1">
      <style:text-properties fo:font-weight="bold" officeooo:rsid="0018b663" officeooo:paragraph-rsid="0018b663" style:font-weight-asian="bold" style:font-weight-complex="bold"/>
    </style:style>
    <style:style style:name="P3" style:family="paragraph" style:parent-style-name="Standard">
      <style:text-properties fo:font-weight="bold" officeooo:rsid="001b53ae" officeooo:paragraph-rsid="0018b663" style:font-weight-asian="bold" style:font-weight-complex="bold"/>
    </style:style>
    <style:style style:name="P4" style:family="paragraph" style:parent-style-name="Standard">
      <style:text-properties fo:font-weight="bold" officeooo:rsid="001b53ae" officeooo:paragraph-rsid="001b53ae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c6ba7" officeooo:paragraph-rsid="001c6ba7" style:font-weight-asian="bold" style:font-weight-complex="bold"/>
    </style:style>
    <style:style style:name="P6" style:family="paragraph" style:parent-style-name="Standard" style:list-style-name="L2">
      <style:text-properties style:text-underline-style="solid" style:text-underline-width="auto" style:text-underline-color="font-color" fo:font-weight="bold" officeooo:rsid="001c6ba7" officeooo:paragraph-rsid="001c6ba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2696" style:font-weight-asian="normal" style:font-weight-complex="normal"/>
    </style:style>
    <style:style style:name="T3" style:family="text">
      <style:text-properties fo:font-weight="normal" officeooo:rsid="0022aa84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f166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freepizza, user-less:</text:span> <text:span text:style-name="T1">initially the app will be userless for the following reasons:</text:span></text:p>
      <text:list xml:id="list45001653" text:style-name="L1">
        <text:list-item>
          <text:p text:style-name="P2"><text:span text:style-name="T1">easier to program</text:span></text:p>
        </text:list-item>
        <text:list-item>
          <text:p text:style-name="P2"><text:span text:style-name="T1">people will be more willing to use and post places if they don’t have to make another account</text:span></text:p>
        </text:list-item>
      </text:list>
      <text:p text:style-name="P3"><text:span text:style-name="T1"/></text:p>
      <text:p text:style-name="P3"><text:span text:style-name="T1"/></text:p>
      <text:p text:style-name="P4"><text:span text:style-name="T1"/></text:p>
      <text:p text:style-name="P4"><text:span text:style-name="T4">API spec:</text:span></text:p>
      <text:p text:style-name="P4"><text:span text:style-name="T1"/></text:p>
      <text:p text:style-name="P4"><text:span text:style-name="T1">GET sites : returns list of all sites currently active (happening now or in future)</text:span></text:p>
      <text:p text:style-name="P4"><text:span text:style-name="T1">GET sites/{id} : returns that specific site</text:span></text:p>
      <text:p text:style-name="P4"><text:span text:style-name="T1">GET sites/locations/</text:span><text:span text:style-name="T2">{label}</text:span><text:span text:style-name="T1"> : returns all sites at that location</text:span></text:p>
      <text:p text:style-name="P4"><text:span text:style-name="T1"><text:tab/></text:span><text:span text:style-name="T3">get all sites that have &lt;label&gt; in string of location</text:span></text:p>
      <text:p text:style-name="P4"><text:span text:style-name="T1">POST sites : adds a new site</text:span></text:p>
      <text:p text:style-name="P4"><text:span text:style-name="T1">DELETE sites/{id} : deletes site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Phases:</text:p>
      <text:list xml:id="list3940867612" text:style-name="L2">
        <text:list-item>
          <text:p text:style-name="P6"><text:span text:style-name="T5">user-less and locations as plaintext</text:span></text:p>
        </text:list-item>
        <text:list-item>
          <text:p text:style-name="P6"><text:span text:style-name="T5">locations as objects</text:span></text:p>
        </text:list-item>
        <text:list-item>
          <text:p text:style-name="P6"><text:span text:style-name="T5">maybe add </text:span><text:span text:style-name="T6">user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9:52:01.554760012</meta:creation-date>
    <dc:date>2017-07-28T20:05:14.851412310</dc:date>
    <meta:editing-duration>PT13M15S</meta:editing-duration>
    <meta:editing-cycles>7</meta:editing-cycles>
    <meta:generator>LibreOffice/5.3.4.2$Linux_X86_64 LibreOffice_project/30m0$Build-2</meta:generator>
    <meta:document-statistic meta:table-count="0" meta:image-count="0" meta:object-count="0" meta:page-count="1" meta:paragraph-count="14" meta:word-count="105" meta:character-count="592" meta:non-whitespace-character-count="505"/>
  </office:meta>
</office:document-meta>
</file>